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Roboto"/>
    </style:style>
    <style:style style:name="P2" style:parent-style-name="Standard" style:family="paragraph">
      <style:text-properties style:font-name="Roboto"/>
    </style:style>
    <style:style style:name="P3" style:parent-style-name="Standard" style:family="paragraph">
      <style:text-properties style:font-name="Roboto"/>
    </style:style>
    <style:style style:name="P4" style:parent-style-name="Standard" style:family="paragraph">
      <style:text-properties style:font-name="Roboto"/>
    </style:style>
    <style:style style:name="P5" style:parent-style-name="Standard" style:family="paragraph">
      <style:text-properties style:font-name="Roboto"/>
    </style:style>
    <style:style style:name="P6" style:parent-style-name="Standard" style:family="paragraph">
      <style:text-properties style:font-name="Roboto"/>
    </style:style>
    <style:style style:name="P7" style:parent-style-name="Standard" style:family="paragraph">
      <style:text-properties style:font-name="Roboto"/>
    </style:style>
    <style:style style:name="P8" style:parent-style-name="Standard" style:family="paragraph">
      <style:text-properties style:font-name="Roboto"/>
    </style:style>
    <style:style style:name="P9" style:parent-style-name="Standard" style:family="paragraph">
      <style:text-properties style:font-name="Roboto"/>
    </style:style>
    <style:style style:name="P10" style:parent-style-name="Standard" style:family="paragraph">
      <style:text-properties style:font-name="Roboto"/>
    </style:style>
    <style:style style:name="P11" style:parent-style-name="Standard" style:family="paragraph">
      <style:text-properties style:font-name="Roboto"/>
    </style:style>
    <style:style style:name="P12" style:parent-style-name="Standard" style:family="paragraph">
      <style:text-properties style:font-name="Roboto"/>
    </style:style>
    <style:style style:name="P13" style:parent-style-name="Standard" style:family="paragraph">
      <style:text-properties style:font-name="Roboto"/>
    </style:style>
    <style:style style:name="P14" style:parent-style-name="Standard" style:family="paragraph">
      <style:text-properties style:font-name="Roboto"/>
    </style:style>
    <style:style style:name="P15" style:parent-style-name="Standard" style:family="paragraph">
      <style:text-properties style:font-name="Roboto"/>
    </style:style>
    <style:style style:name="P16" style:parent-style-name="Standard" style:family="paragraph">
      <style:text-properties style:font-name="Roboto"/>
    </style:style>
    <style:style style:name="P17" style:parent-style-name="Standard" style:family="paragraph">
      <style:text-properties style:font-name="Roboto"/>
    </style:style>
    <style:style style:name="P18" style:parent-style-name="Standard" style:family="paragraph">
      <style:text-properties style:font-name="Roboto"/>
    </style:style>
    <style:style style:name="P19" style:parent-style-name="Standard" style:family="paragraph">
      <style:text-properties style:font-name="Roboto"/>
    </style:style>
    <style:style style:name="P20" style:parent-style-name="Standard" style:family="paragraph">
      <style:text-properties style:font-name="Roboto"/>
    </style:style>
    <style:style style:name="P21" style:parent-style-name="Standard" style:family="paragraph">
      <style:text-properties style:font-name="Roboto"/>
    </style:style>
    <style:style style:name="P22" style:parent-style-name="Standard" style:family="paragraph">
      <style:text-properties style:font-name="Roboto"/>
    </style:style>
    <style:style style:name="P23" style:parent-style-name="Standard" style:family="paragraph">
      <style:text-properties style:font-name="Roboto"/>
    </style:style>
    <style:style style:name="P24" style:parent-style-name="Standard" style:family="paragraph">
      <style:text-properties style:font-name="Roboto"/>
    </style:style>
    <style:style style:name="P25" style:parent-style-name="Standard" style:family="paragraph">
      <style:text-properties style:font-name="Roboto"/>
    </style:style>
    <style:style style:name="T26" style:parent-style-name="Policepardéfaut" style:family="text">
      <style:text-properties style:font-name="Roboto"/>
    </style:style>
  </office:automatic-styles>
  <office:body>
    <office:text text:use-soft-page-breaks="true">
      <text:p text:style-name="P1">Description du personnage principal:</text:p>
      <text:p text:style-name="P2"/>
      <text:p text:style-name="P3">• On laisse à l’utilisateur le choix du prenom =&gt; Immersion</text:p>
      <text:p text:style-name="P4">• Ses ambitions :<text:s/></text:p>
      <text:p text:style-name="P5"><text:tab/>S’élever dans l’échelle sociale, pour pouvoir être flagmatique et fénéant.</text:p>
      <text:p text:style-name="P6"><text:tab/>Prouver à son père ce dont i lest capable.</text:p>
      <text:p text:style-name="P7">• Ses compétences :<text:s/></text:p>
      <text:p text:style-name="P8"><text:tab/>Vole à la tire</text:p>
      <text:p text:style-name="P9"><text:tab/>Séduction</text:p>
      <text:p text:style-name="P10"><text:tab/>Vif</text:p>
      <text:p text:style-name="P11"><text:tab/>Bonne répartie</text:p>
      <text:p text:style-name="P12"><text:tab/>Charisme</text:p>
      <text:p text:style-name="P13"><text:tab/>Aisance sociale</text:p>
      <text:p text:style-name="P14"><text:tab/>Leadership</text:p>
      <text:p text:style-name="P15">• Ses défauts :</text:p>
      <text:p text:style-name="P16"><text:tab/>Imbue de lui-même</text:p>
      <text:p text:style-name="P17"><text:tab/>Cupide</text:p>
      <text:p text:style-name="P18"><text:tab/>Sans scrupule</text:p>
      <text:p text:style-name="P19"><text:tab/>Fénéant / Se laisse aller</text:p>
      <text:p text:style-name="P20"><text:tab/>Manipulateur</text:p>
      <text:p text:style-name="P21"><text:tab/>Susceptible</text:p>
      <text:p text:style-name="P22"><text:tab/>Egoiste</text:p>
      <text:p text:style-name="P23"><text:tab/>Hypocrite</text:p>
      <text:p text:style-name="P24"/>
      <text:p text:style-name="P25">• A est exclu par sa famille, son père, un noble,<text:s/>le juge indigne.<text:s/>A est destiné<text:s/>à<text:s/>être marrié par enjeu politique. A ne veut pas car il voulait se marrier avec une autre fille et prexte le fait que sa promise soit moche pour refuser. Il préfère profiter de la vie, trainer avec ses camarades voyoux, boit et joue. Son père souhaite qu'il administre un village paumé. Il se fait viré par son père a cause de ce refus.</text:p>
      <text:p text:style-name="Standard"><text:span text:style-name="T26">Il veut alors réussir a prouver à son père qu'il est capable de faire des choses. Qu'il va pouvoir grimper l'échelle sociale par ses propres moyens. Il va a la capitale se faire des thunes. Il tente de voler des gens à la capita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 a p o r W a v e</dc:creator>
    <meta:creation-date>2009-04-16T11:32:00Z</meta:creation-date>
    <dc:date>2016-09-05T06:53:00Z</dc:date>
    <meta:template xlink:href="Normal" xlink:type="simple"/>
    <meta:editing-cycles>9</meta:editing-cycles>
    <meta:editing-duration>PT660S</meta:editing-duration>
    <meta:user-defined meta:name="Info 1"/>
    <meta:user-defined meta:name="Info 2"/>
    <meta:user-defined meta:name="Info 3"/>
    <meta:user-defined meta:name="Info 4"/>
    <meta:document-statistic meta:page-count="1" meta:paragraph-count="2" meta:word-count="173" meta:character-count="1126" meta:row-count="7" meta:non-whitespace-character-count="955"/>
  </office:meta>
</office:document-meta>
</file>